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4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5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5cm" svg:y1="2.6cm" svg:x2="2cm" svg:y2="4.4cm">
          <text:p/>
        </draw:line>
        <draw:line draw:style-name="gr2" draw:text-style-name="P1" draw:layer="layout" svg:x1="5.5cm" svg:y1="4.4cm" svg:x2="1.5cm" svg:y2="4.4cm">
          <text:p/>
        </draw:line>
        <draw:line draw:style-name="gr2" draw:text-style-name="P1" draw:layer="layout" svg:x1="2cm" svg:y1="4.4cm" svg:x2="5.5cm" svg:y2="6.2cm">
          <text:p/>
        </draw:line>
        <draw:frame draw:style-name="gr3" draw:text-style-name="P2" draw:layer="layout" svg:width="7.7cm" svg:height="0.3cm" svg:x="1.1cm" svg:y="28.2cm">
          <draw:text-box>
            <text:p><text:file-name text:display="full">G:\github\RCC5V\odg\M12_Schaltblock_Cover_250130.odg</text:file-name></text:p>
          </draw:text-box>
        </draw:frame>
        <draw:circle draw:style-name="gr4" draw:text-style-name="P3" draw:layer="layout" svg:width="0.72cm" svg:height="0.72cm" svg:x="3.14cm" svg:y="2.89cm">
          <text:p/>
        </draw:circle>
        <draw:circle draw:style-name="gr5" draw:text-style-name="P4" draw:layer="layout" svg:width="0.72cm" svg:height="0.72cm" svg:x="4.54cm" svg:y="2.89cm">
          <text:p/>
        </draw:circle>
        <draw:circle draw:style-name="gr4" draw:text-style-name="P3" draw:layer="layout" svg:width="0.72cm" svg:height="0.72cm" svg:x="3.14cm" svg:y="5.19cm">
          <text:p/>
        </draw:circle>
        <draw:circle draw:style-name="gr5" draw:text-style-name="P4" draw:layer="layout" svg:width="0.72cm" svg:height="0.72cm" svg:x="4.54cm" svg:y="5.19cm">
          <text:p/>
        </draw:circle>
        <draw:rect draw:style-name="gr6" draw:text-style-name="P5" draw:layer="layout" svg:width="4cm" svg:height="0.6cm" svg:x="1.5cm" svg:y="2cm">
          <text:p/>
        </draw:rect>
        <draw:frame draw:style-name="gr7" draw:text-style-name="P7" draw:layer="layout" svg:width="3.8cm" svg:height="0.4cm" svg:x="1.6cm" svg:y="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2.6cm">
          <text:p/>
        </draw:rect>
        <draw:frame draw:style-name="gr7" draw:text-style-name="P7" draw:layer="layout" svg:width="1.1cm" svg:height="0.6cm" svg:x="1.7cm" svg:y="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4.04cm">
          <text:p/>
        </draw:circle>
        <draw:circle draw:style-name="gr4" draw:text-style-name="P3" draw:layer="layout" svg:width="0.72cm" svg:height="0.72cm" svg:x="3.14cm" svg:y="4.04cm">
          <text:p/>
        </draw:circle>
        <draw:frame draw:style-name="gr7" draw:text-style-name="P7" draw:layer="layout" svg:width="1.2cm" svg:height="0.6cm" svg:x="1.7cm" svg:y="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2.89cm">
          <text:p/>
        </draw:circle>
        <draw:circle draw:style-name="gr5" draw:text-style-name="P4" draw:layer="layout" svg:width="0.72cm" svg:height="0.72cm" svg:x="10.74cm" svg:y="4.04cm">
          <text:p/>
        </draw:circle>
        <draw:circle draw:style-name="gr4" draw:text-style-name="P3" draw:layer="layout" svg:width="0.72cm" svg:height="0.72cm" svg:x="12.14cm" svg:y="4.04cm">
          <text:p/>
        </draw:circle>
        <draw:circle draw:style-name="gr5" draw:text-style-name="P4" draw:layer="layout" svg:width="0.72cm" svg:height="0.72cm" svg:x="13.54cm" svg:y="5.19cm">
          <text:p/>
        </draw:circle>
        <draw:rect draw:style-name="gr8" draw:text-style-name="P8" draw:layer="layout" svg:width="4cm" svg:height="0.6cm" svg:x="10.5cm" svg:y="2cm">
          <text:p/>
        </draw:rect>
        <draw:rect draw:style-name="gr8" draw:text-style-name="P8" draw:layer="layout" svg:width="4cm" svg:height="3.6cm" svg:x="10.5cm" svg:y="2.6cm">
          <text:p/>
        </draw:rect>
        <draw:frame draw:style-name="gr7" draw:text-style-name="P7" draw:layer="layout" svg:width="0.8cm" svg:height="0.6cm" svg:x="13.5cm" svg:y="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4.4cm" svg:x2="19cm" svg:y2="4.4cm">
          <text:p/>
        </draw:line>
        <draw:rect draw:style-name="gr8" draw:text-style-name="P8" draw:layer="layout" svg:width="4cm" svg:height="3.6cm" svg:x="15cm" svg:y="2.6cm">
          <text:p/>
        </draw:rect>
        <draw:circle draw:style-name="gr5" draw:text-style-name="P4" draw:layer="layout" svg:width="0.72cm" svg:height="0.72cm" draw:transform="rotate (-3.14159265358979) translate (15.96cm 4.76cm)">
          <text:p/>
        </draw:circle>
        <draw:circle draw:style-name="gr4" draw:text-style-name="P3" draw:layer="layout" svg:width="0.72cm" svg:height="0.72cm" draw:transform="rotate (-3.14159265358979) translate (17.36cm 4.76cm)">
          <text:p/>
        </draw:circle>
        <draw:line draw:style-name="gr2" draw:text-style-name="P1" draw:layer="layout" svg:x1="18.5cm" svg:y1="4.4cm" svg:x2="15cm" svg:y2="2.6cm">
          <text:p/>
        </draw:line>
        <draw:circle draw:style-name="gr4" draw:text-style-name="P3" draw:layer="layout" svg:width="0.72cm" svg:height="0.72cm" draw:transform="rotate (-3.14159265358979) translate (17.36cm 3.61cm)">
          <text:p/>
        </draw:circle>
        <draw:circle draw:style-name="gr5" draw:text-style-name="P4" draw:layer="layout" svg:width="0.72cm" svg:height="0.72cm" draw:transform="rotate (-3.14159265358979) translate (15.96cm 3.61cm)">
          <text:p/>
        </draw:circle>
        <draw:rect draw:style-name="gr6" draw:text-style-name="P5" draw:layer="layout" svg:width="4cm" svg:height="0.6cm" svg:x="15cm" svg:y="2cm">
          <text:p/>
        </draw:rect>
        <draw:frame draw:style-name="gr7" draw:text-style-name="P7" draw:layer="layout" svg:width="3.6cm" svg:height="0.4cm" svg:x="15.2cm" svg:y="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6.2cm" svg:x2="9.5cm" svg:y2="4.4cm">
          <text:p/>
        </draw:line>
        <draw:line draw:style-name="gr2" draw:text-style-name="P1" draw:layer="layout" svg:x1="6cm" svg:y1="4.4cm" svg:x2="10cm" svg:y2="4.4cm">
          <text:p/>
        </draw:line>
        <draw:circle draw:style-name="gr4" draw:text-style-name="P3" draw:layer="layout" svg:width="0.72cm" svg:height="0.72cm" draw:transform="rotate (-3.14159265358979) translate (8.36cm 5.91cm)">
          <text:p/>
        </draw:circle>
        <draw:circle draw:style-name="gr5" draw:text-style-name="P4" draw:layer="layout" svg:width="0.72cm" svg:height="0.72cm" draw:transform="rotate (-3.14159265358979) translate (6.96cm 5.91cm)">
          <text:p/>
        </draw:circle>
        <draw:rect draw:style-name="gr6" draw:text-style-name="P5" draw:layer="layout" svg:width="4cm" svg:height="0.6cm" svg:x="6cm" svg:y="2cm">
          <text:p/>
        </draw:rect>
        <draw:frame draw:style-name="gr7" draw:text-style-name="P7" draw:layer="layout" svg:width="3.2cm" svg:height="0.4cm" svg:x="6.4cm" svg:y="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2.6cm">
          <text:p/>
        </draw:rect>
        <draw:frame draw:style-name="gr7" draw:text-style-name="P7" draw:layer="layout" svg:width="1.1cm" svg:height="0.6cm" svg:x="8.7cm" svg:y="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4.76cm)">
          <text:p/>
        </draw:circle>
        <draw:circle draw:style-name="gr4" draw:text-style-name="P3" draw:layer="layout" svg:width="0.72cm" svg:height="0.72cm" draw:transform="rotate (-3.14159265358979) translate (8.36cm 4.76cm)">
          <text:p/>
        </draw:circle>
        <draw:circle draw:style-name="gr5" draw:text-style-name="P4" draw:layer="layout" svg:width="0.72cm" svg:height="0.72cm" svg:x="1.74cm" svg:y="7.89cm">
          <text:p/>
        </draw:circle>
        <draw:circle draw:style-name="gr4" draw:text-style-name="P3" draw:layer="layout" svg:width="0.72cm" svg:height="0.72cm" svg:x="3.14cm" svg:y="7.89cm">
          <text:p/>
        </draw:circle>
        <draw:circle draw:style-name="gr5" draw:text-style-name="P4" draw:layer="layout" svg:width="0.72cm" svg:height="0.72cm" svg:x="4.54cm" svg:y="7.89cm">
          <text:p/>
        </draw:circle>
        <draw:circle draw:style-name="gr5" draw:text-style-name="P4" draw:layer="layout" svg:width="0.72cm" svg:height="0.72cm" svg:x="1.74cm" svg:y="9.04cm">
          <text:p/>
        </draw:circle>
        <draw:circle draw:style-name="gr5" draw:text-style-name="P4" draw:layer="layout" svg:width="0.72cm" svg:height="0.72cm" svg:x="1.74cm" svg:y="10.19cm">
          <text:p/>
        </draw:circle>
        <draw:circle draw:style-name="gr4" draw:text-style-name="P3" draw:layer="layout" svg:width="0.72cm" svg:height="0.72cm" svg:x="3.14cm" svg:y="10.19cm">
          <text:p/>
        </draw:circle>
        <draw:circle draw:style-name="gr5" draw:text-style-name="P4" draw:layer="layout" svg:width="0.72cm" svg:height="0.72cm" svg:x="4.54cm" svg:y="10.19cm">
          <text:p/>
        </draw:circle>
        <draw:rect draw:style-name="gr8" draw:text-style-name="P8" draw:layer="layout" svg:width="4cm" svg:height="0.6cm" svg:x="1.5cm" svg:y="7cm">
          <text:p/>
        </draw:rect>
        <draw:frame draw:style-name="gr7" draw:text-style-name="P7" draw:layer="layout" svg:width="3.6cm" svg:height="0.4cm" svg:x="1.7cm" svg:y="7.1cm">
          <draw:text-box>
            <text:p text:style-name="P6"><text:span text:style-name="T1">125: Fahrtrom Gleis 1</text:span></text:p>
          </draw:text-box>
        </draw:frame>
        <draw:rect draw:style-name="gr8" draw:text-style-name="P8" draw:layer="layout" svg:width="4cm" svg:height="3.6cm" svg:x="1.5cm" svg:y="7.6cm">
          <text:p/>
        </draw:rect>
        <draw:circle draw:style-name="gr5" draw:text-style-name="P4" draw:layer="layout" svg:width="0.72cm" svg:height="0.72cm" svg:x="6.24cm" svg:y="7.89cm">
          <text:p/>
        </draw:circle>
        <draw:circle draw:style-name="gr4" draw:text-style-name="P3" draw:layer="layout" svg:width="0.72cm" svg:height="0.72cm" svg:x="7.64cm" svg:y="7.89cm">
          <text:p/>
        </draw:circle>
        <draw:circle draw:style-name="gr5" draw:text-style-name="P4" draw:layer="layout" svg:width="0.72cm" svg:height="0.72cm" svg:x="9.04cm" svg:y="7.89cm">
          <text:p/>
        </draw:circle>
        <draw:circle draw:style-name="gr5" draw:text-style-name="P4" draw:layer="layout" svg:width="0.72cm" svg:height="0.72cm" svg:x="6.24cm" svg:y="9.04cm">
          <text:p/>
        </draw:circle>
        <draw:circle draw:style-name="gr5" draw:text-style-name="P4" draw:layer="layout" svg:width="0.72cm" svg:height="0.72cm" svg:x="6.24cm" svg:y="10.19cm">
          <text:p/>
        </draw:circle>
        <draw:circle draw:style-name="gr4" draw:text-style-name="P3" draw:layer="layout" svg:width="0.72cm" svg:height="0.72cm" svg:x="7.64cm" svg:y="10.19cm">
          <text:p/>
        </draw:circle>
        <draw:circle draw:style-name="gr5" draw:text-style-name="P4" draw:layer="layout" svg:width="0.72cm" svg:height="0.72cm" svg:x="9.04cm" svg:y="10.19cm">
          <text:p/>
        </draw:circle>
        <draw:rect draw:style-name="gr8" draw:text-style-name="P8" draw:layer="layout" svg:width="4cm" svg:height="0.6cm" svg:x="6cm" svg:y="7cm">
          <text:p/>
        </draw:rect>
        <draw:rect draw:style-name="gr8" draw:text-style-name="P8" draw:layer="layout" svg:width="4cm" svg:height="3.6cm" svg:x="6cm" svg:y="7.6cm">
          <text:p/>
        </draw:rect>
        <draw:frame draw:style-name="gr7" draw:text-style-name="P7" draw:layer="layout" svg:width="1.3cm" svg:height="0.4cm" svg:x="6.9cm" svg:y="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7.1cm" svg:y="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6.9cm" svg:y="8.65cm">
          <draw:text-box>
            <text:p text:style-name="P6"><text:span text:style-name="T1">Hand-Aus</text:span></text:p>
          </draw:text-box>
        </draw:frame>
        <draw:circle draw:style-name="gr5" draw:text-style-name="P4" draw:layer="layout" svg:width="0.72cm" svg:height="0.72cm" svg:x="10.74cm" svg:y="7.89cm">
          <text:p/>
        </draw:circle>
        <draw:circle draw:style-name="gr4" draw:text-style-name="P3" draw:layer="layout" svg:width="0.72cm" svg:height="0.72cm" svg:x="12.14cm" svg:y="7.89cm">
          <text:p/>
        </draw:circle>
        <draw:circle draw:style-name="gr5" draw:text-style-name="P4" draw:layer="layout" svg:width="0.72cm" svg:height="0.72cm" svg:x="13.54cm" svg:y="7.89cm">
          <text:p/>
        </draw:circle>
        <draw:circle draw:style-name="gr5" draw:text-style-name="P4" draw:layer="layout" svg:width="0.72cm" svg:height="0.72cm" svg:x="10.74cm" svg:y="9.04cm">
          <text:p/>
        </draw:circle>
        <draw:circle draw:style-name="gr5" draw:text-style-name="P4" draw:layer="layout" svg:width="0.72cm" svg:height="0.72cm" svg:x="10.74cm" svg:y="10.19cm">
          <text:p/>
        </draw:circle>
        <draw:circle draw:style-name="gr4" draw:text-style-name="P3" draw:layer="layout" svg:width="0.72cm" svg:height="0.72cm" svg:x="12.14cm" svg:y="10.19cm">
          <text:p/>
        </draw:circle>
        <draw:circle draw:style-name="gr5" draw:text-style-name="P4" draw:layer="layout" svg:width="0.72cm" svg:height="0.72cm" svg:x="13.54cm" svg:y="10.19cm">
          <text:p/>
        </draw:circle>
        <draw:rect draw:style-name="gr8" draw:text-style-name="P8" draw:layer="layout" svg:width="4cm" svg:height="0.6cm" svg:x="10.5cm" svg:y="7cm">
          <text:p/>
        </draw:rect>
        <draw:rect draw:style-name="gr8" draw:text-style-name="P8" draw:layer="layout" svg:width="4cm" svg:height="3.6cm" svg:x="10.5cm" svg:y="7.6cm">
          <text:p/>
        </draw:rect>
        <draw:frame draw:style-name="gr7" draw:text-style-name="P7" draw:layer="layout" svg:width="1.2cm" svg:height="0.6cm" svg:x="17.6cm" svg:y="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7.1cm">
          <draw:text-box>
            <text:p text:style-name="P6"><text:span text:style-name="T1">126: Fahrtrom Gleis 2</text:span></text:p>
          </draw:text-box>
        </draw:frame>
        <draw:frame draw:style-name="gr7" draw:text-style-name="P7" draw:layer="layout" svg:width="3.6cm" svg:height="0.4cm" svg:x="10.7cm" svg:y="7.1cm">
          <draw:text-box>
            <text:p text:style-name="P6"><text:span text:style-name="T1">127: Fahrtrom Gleis 3</text:span></text:p>
          </draw:text-box>
        </draw:frame>
        <draw:frame draw:style-name="gr7" draw:text-style-name="P7" draw:layer="layout" svg:width="0.8cm" svg:height="0.6cm" svg:x="13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3cm" svg:height="0.4cm" svg:x="2.4cm" svg:y="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2.6cm" svg:y="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2.4cm" svg:y="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3cm" svg:height="0.4cm" svg:x="11.4cm" svg:y="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11.6cm" svg:y="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11.4cm" svg:y="8.65cm">
          <draw:text-box>
            <text:p text:style-name="P6"><text:span text:style-name="T1">Hand-Aus</text:span></text:p>
          </draw:text-box>
        </draw:frame>
        <draw:line draw:style-name="gr1" draw:text-style-name="P1" draw:layer="layout" svg:x1="5.5cm" svg:y1="12.6cm" svg:x2="2cm" svg:y2="14.4cm">
          <text:p/>
        </draw:line>
        <draw:line draw:style-name="gr2" draw:text-style-name="P1" draw:layer="layout" svg:x1="5.5cm" svg:y1="14.4cm" svg:x2="1.5cm" svg:y2="14.4cm">
          <text:p/>
        </draw:line>
        <draw:line draw:style-name="gr2" draw:text-style-name="P1" draw:layer="layout" svg:x1="2cm" svg:y1="14.4cm" svg:x2="5.5cm" svg:y2="16.2cm">
          <text:p/>
        </draw:line>
        <draw:circle draw:style-name="gr4" draw:text-style-name="P3" draw:layer="layout" svg:width="0.72cm" svg:height="0.72cm" svg:x="3.14cm" svg:y="12.89cm">
          <text:p/>
        </draw:circle>
        <draw:circle draw:style-name="gr5" draw:text-style-name="P4" draw:layer="layout" svg:width="0.72cm" svg:height="0.72cm" svg:x="4.54cm" svg:y="12.89cm">
          <text:p/>
        </draw:circle>
        <draw:circle draw:style-name="gr4" draw:text-style-name="P3" draw:layer="layout" svg:width="0.72cm" svg:height="0.72cm" svg:x="3.14cm" svg:y="15.19cm">
          <text:p/>
        </draw:circle>
        <draw:circle draw:style-name="gr5" draw:text-style-name="P4" draw:layer="layout" svg:width="0.72cm" svg:height="0.72cm" svg:x="4.54cm" svg:y="15.19cm">
          <text:p/>
        </draw:circle>
        <draw:rect draw:style-name="gr6" draw:text-style-name="P5" draw:layer="layout" svg:width="4cm" svg:height="0.6cm" svg:x="1.5cm" svg:y="12cm">
          <text:p/>
        </draw:rect>
        <draw:frame draw:style-name="gr7" draw:text-style-name="P7" draw:layer="layout" svg:width="3.8cm" svg:height="0.4cm" svg:x="1.6cm" svg:y="1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12.6cm">
          <text:p/>
        </draw:rect>
        <draw:frame draw:style-name="gr7" draw:text-style-name="P7" draw:layer="layout" svg:width="1.1cm" svg:height="0.6cm" svg:x="1.7cm" svg:y="1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14.04cm">
          <text:p/>
        </draw:circle>
        <draw:circle draw:style-name="gr4" draw:text-style-name="P3" draw:layer="layout" svg:width="0.72cm" svg:height="0.72cm" svg:x="3.14cm" svg:y="14.04cm">
          <text:p/>
        </draw:circle>
        <draw:frame draw:style-name="gr7" draw:text-style-name="P7" draw:layer="layout" svg:width="1.2cm" svg:height="0.6cm" svg:x="1.7cm" svg:y="1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12.89cm">
          <text:p/>
        </draw:circle>
        <draw:circle draw:style-name="gr5" draw:text-style-name="P4" draw:layer="layout" svg:width="0.72cm" svg:height="0.72cm" svg:x="10.74cm" svg:y="14.04cm">
          <text:p/>
        </draw:circle>
        <draw:circle draw:style-name="gr4" draw:text-style-name="P3" draw:layer="layout" svg:width="0.72cm" svg:height="0.72cm" svg:x="12.14cm" svg:y="14.04cm">
          <text:p/>
        </draw:circle>
        <draw:circle draw:style-name="gr5" draw:text-style-name="P4" draw:layer="layout" svg:width="0.72cm" svg:height="0.72cm" svg:x="13.54cm" svg:y="15.19cm">
          <text:p/>
        </draw:circle>
        <draw:rect draw:style-name="gr8" draw:text-style-name="P8" draw:layer="layout" svg:width="4cm" svg:height="0.6cm" svg:x="10.5cm" svg:y="12cm">
          <text:p/>
        </draw:rect>
        <draw:rect draw:style-name="gr8" draw:text-style-name="P8" draw:layer="layout" svg:width="4cm" svg:height="3.6cm" svg:x="10.5cm" svg:y="12.6cm">
          <text:p/>
        </draw:rect>
        <draw:frame draw:style-name="gr7" draw:text-style-name="P7" draw:layer="layout" svg:width="0.8cm" svg:height="0.6cm" svg:x="13.5cm" svg:y="1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1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14.4cm" svg:x2="19cm" svg:y2="14.4cm">
          <text:p/>
        </draw:line>
        <draw:rect draw:style-name="gr8" draw:text-style-name="P8" draw:layer="layout" svg:width="4cm" svg:height="3.6cm" svg:x="15cm" svg:y="12.6cm">
          <text:p/>
        </draw:rect>
        <draw:circle draw:style-name="gr5" draw:text-style-name="P4" draw:layer="layout" svg:width="0.72cm" svg:height="0.72cm" draw:transform="rotate (-3.14159265358979) translate (15.96cm 14.76cm)">
          <text:p/>
        </draw:circle>
        <draw:circle draw:style-name="gr4" draw:text-style-name="P3" draw:layer="layout" svg:width="0.72cm" svg:height="0.72cm" draw:transform="rotate (-3.14159265358979) translate (17.36cm 14.76cm)">
          <text:p/>
        </draw:circle>
        <draw:line draw:style-name="gr2" draw:text-style-name="P1" draw:layer="layout" svg:x1="18.5cm" svg:y1="14.4cm" svg:x2="15cm" svg:y2="12.6cm">
          <text:p/>
        </draw:line>
        <draw:circle draw:style-name="gr4" draw:text-style-name="P3" draw:layer="layout" svg:width="0.72cm" svg:height="0.72cm" draw:transform="rotate (-3.14159265358979) translate (17.36cm 13.61cm)">
          <text:p/>
        </draw:circle>
        <draw:circle draw:style-name="gr5" draw:text-style-name="P4" draw:layer="layout" svg:width="0.72cm" svg:height="0.72cm" draw:transform="rotate (-3.14159265358979) translate (15.96cm 13.61cm)">
          <text:p/>
        </draw:circle>
        <draw:rect draw:style-name="gr6" draw:text-style-name="P5" draw:layer="layout" svg:width="4cm" svg:height="0.6cm" svg:x="15cm" svg:y="12cm">
          <text:p/>
        </draw:rect>
        <draw:frame draw:style-name="gr7" draw:text-style-name="P7" draw:layer="layout" svg:width="3.6cm" svg:height="0.4cm" svg:x="15.2cm" svg:y="1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16.2cm" svg:x2="9.5cm" svg:y2="14.4cm">
          <text:p/>
        </draw:line>
        <draw:line draw:style-name="gr2" draw:text-style-name="P1" draw:layer="layout" svg:x1="6cm" svg:y1="14.4cm" svg:x2="10cm" svg:y2="14.4cm">
          <text:p/>
        </draw:line>
        <draw:circle draw:style-name="gr4" draw:text-style-name="P3" draw:layer="layout" svg:width="0.72cm" svg:height="0.72cm" draw:transform="rotate (-3.14159265358979) translate (8.36cm 15.91cm)">
          <text:p/>
        </draw:circle>
        <draw:circle draw:style-name="gr5" draw:text-style-name="P4" draw:layer="layout" svg:width="0.72cm" svg:height="0.72cm" draw:transform="rotate (-3.14159265358979) translate (6.96cm 15.91cm)">
          <text:p/>
        </draw:circle>
        <draw:rect draw:style-name="gr6" draw:text-style-name="P5" draw:layer="layout" svg:width="4cm" svg:height="0.6cm" svg:x="6cm" svg:y="12cm">
          <text:p/>
        </draw:rect>
        <draw:frame draw:style-name="gr7" draw:text-style-name="P7" draw:layer="layout" svg:width="3.2cm" svg:height="0.4cm" svg:x="6.4cm" svg:y="1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12.6cm">
          <text:p/>
        </draw:rect>
        <draw:frame draw:style-name="gr7" draw:text-style-name="P7" draw:layer="layout" svg:width="1.1cm" svg:height="0.6cm" svg:x="8.7cm" svg:y="1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14.76cm)">
          <text:p/>
        </draw:circle>
        <draw:circle draw:style-name="gr4" draw:text-style-name="P3" draw:layer="layout" svg:width="0.72cm" svg:height="0.72cm" draw:transform="rotate (-3.14159265358979) translate (8.36cm 14.76cm)">
          <text:p/>
        </draw:circle>
        <draw:circle draw:style-name="gr5" draw:text-style-name="P4" draw:layer="layout" svg:width="0.72cm" svg:height="0.72cm" svg:x="1.74cm" svg:y="17.89cm">
          <text:p/>
        </draw:circle>
        <draw:circle draw:style-name="gr4" draw:text-style-name="P3" draw:layer="layout" svg:width="0.72cm" svg:height="0.72cm" svg:x="3.14cm" svg:y="17.89cm">
          <text:p/>
        </draw:circle>
        <draw:circle draw:style-name="gr5" draw:text-style-name="P4" draw:layer="layout" svg:width="0.72cm" svg:height="0.72cm" svg:x="4.54cm" svg:y="17.89cm">
          <text:p/>
        </draw:circle>
        <draw:circle draw:style-name="gr5" draw:text-style-name="P4" draw:layer="layout" svg:width="0.72cm" svg:height="0.72cm" svg:x="1.74cm" svg:y="19.04cm">
          <text:p/>
        </draw:circle>
        <draw:circle draw:style-name="gr5" draw:text-style-name="P4" draw:layer="layout" svg:width="0.72cm" svg:height="0.72cm" svg:x="1.74cm" svg:y="20.19cm">
          <text:p/>
        </draw:circle>
        <draw:circle draw:style-name="gr4" draw:text-style-name="P3" draw:layer="layout" svg:width="0.72cm" svg:height="0.72cm" svg:x="3.14cm" svg:y="20.19cm">
          <text:p/>
        </draw:circle>
        <draw:circle draw:style-name="gr5" draw:text-style-name="P4" draw:layer="layout" svg:width="0.72cm" svg:height="0.72cm" svg:x="4.54cm" svg:y="20.19cm">
          <text:p/>
        </draw:circle>
        <draw:rect draw:style-name="gr8" draw:text-style-name="P8" draw:layer="layout" svg:width="4cm" svg:height="0.6cm" svg:x="1.5cm" svg:y="17cm">
          <text:p/>
        </draw:rect>
        <draw:frame draw:style-name="gr7" draw:text-style-name="P7" draw:layer="layout" svg:width="3.6cm" svg:height="0.4cm" svg:x="1.7cm" svg:y="17.1cm">
          <draw:text-box>
            <text:p text:style-name="P6"><text:span text:style-name="T1">125: Fahrtrom Gleis 1</text:span></text:p>
          </draw:text-box>
        </draw:frame>
        <draw:rect draw:style-name="gr8" draw:text-style-name="P8" draw:layer="layout" svg:width="4cm" svg:height="3.6cm" svg:x="1.5cm" svg:y="17.6cm">
          <text:p/>
        </draw:rect>
        <draw:circle draw:style-name="gr5" draw:text-style-name="P4" draw:layer="layout" svg:width="0.72cm" svg:height="0.72cm" svg:x="6.24cm" svg:y="17.89cm">
          <text:p/>
        </draw:circle>
        <draw:circle draw:style-name="gr4" draw:text-style-name="P3" draw:layer="layout" svg:width="0.72cm" svg:height="0.72cm" svg:x="7.64cm" svg:y="17.89cm">
          <text:p/>
        </draw:circle>
        <draw:circle draw:style-name="gr5" draw:text-style-name="P4" draw:layer="layout" svg:width="0.72cm" svg:height="0.72cm" svg:x="9.04cm" svg:y="17.89cm">
          <text:p/>
        </draw:circle>
        <draw:circle draw:style-name="gr5" draw:text-style-name="P4" draw:layer="layout" svg:width="0.72cm" svg:height="0.72cm" svg:x="6.24cm" svg:y="19.04cm">
          <text:p/>
        </draw:circle>
        <draw:circle draw:style-name="gr5" draw:text-style-name="P4" draw:layer="layout" svg:width="0.72cm" svg:height="0.72cm" svg:x="6.24cm" svg:y="20.19cm">
          <text:p/>
        </draw:circle>
        <draw:circle draw:style-name="gr4" draw:text-style-name="P3" draw:layer="layout" svg:width="0.72cm" svg:height="0.72cm" svg:x="7.64cm" svg:y="20.19cm">
          <text:p/>
        </draw:circle>
        <draw:circle draw:style-name="gr5" draw:text-style-name="P4" draw:layer="layout" svg:width="0.72cm" svg:height="0.72cm" svg:x="9.04cm" svg:y="20.19cm">
          <text:p/>
        </draw:circle>
        <draw:rect draw:style-name="gr8" draw:text-style-name="P8" draw:layer="layout" svg:width="4cm" svg:height="0.6cm" svg:x="6cm" svg:y="17cm">
          <text:p/>
        </draw:rect>
        <draw:rect draw:style-name="gr8" draw:text-style-name="P8" draw:layer="layout" svg:width="4cm" svg:height="3.6cm" svg:x="6cm" svg:y="17.6cm">
          <text:p/>
        </draw:rect>
        <draw:frame draw:style-name="gr7" draw:text-style-name="P7" draw:layer="layout" svg:width="1.3cm" svg:height="0.4cm" svg:x="6.9cm" svg:y="1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7.1cm" svg:y="1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6.9cm" svg:y="18.65cm">
          <draw:text-box>
            <text:p text:style-name="P6"><text:span text:style-name="T1">Hand-Aus</text:span></text:p>
          </draw:text-box>
        </draw:frame>
        <draw:circle draw:style-name="gr5" draw:text-style-name="P4" draw:layer="layout" svg:width="0.72cm" svg:height="0.72cm" svg:x="10.74cm" svg:y="17.89cm">
          <text:p/>
        </draw:circle>
        <draw:circle draw:style-name="gr4" draw:text-style-name="P3" draw:layer="layout" svg:width="0.72cm" svg:height="0.72cm" svg:x="12.14cm" svg:y="17.89cm">
          <text:p/>
        </draw:circle>
        <draw:circle draw:style-name="gr5" draw:text-style-name="P4" draw:layer="layout" svg:width="0.72cm" svg:height="0.72cm" svg:x="13.54cm" svg:y="17.89cm">
          <text:p/>
        </draw:circle>
        <draw:circle draw:style-name="gr5" draw:text-style-name="P4" draw:layer="layout" svg:width="0.72cm" svg:height="0.72cm" svg:x="10.74cm" svg:y="19.04cm">
          <text:p/>
        </draw:circle>
        <draw:circle draw:style-name="gr5" draw:text-style-name="P4" draw:layer="layout" svg:width="0.72cm" svg:height="0.72cm" svg:x="10.74cm" svg:y="20.19cm">
          <text:p/>
        </draw:circle>
        <draw:circle draw:style-name="gr4" draw:text-style-name="P3" draw:layer="layout" svg:width="0.72cm" svg:height="0.72cm" svg:x="12.14cm" svg:y="20.19cm">
          <text:p/>
        </draw:circle>
        <draw:circle draw:style-name="gr5" draw:text-style-name="P4" draw:layer="layout" svg:width="0.72cm" svg:height="0.72cm" svg:x="13.54cm" svg:y="20.19cm">
          <text:p/>
        </draw:circle>
        <draw:rect draw:style-name="gr8" draw:text-style-name="P8" draw:layer="layout" svg:width="4cm" svg:height="0.6cm" svg:x="10.5cm" svg:y="17cm">
          <text:p/>
        </draw:rect>
        <draw:rect draw:style-name="gr8" draw:text-style-name="P8" draw:layer="layout" svg:width="4cm" svg:height="3.6cm" svg:x="10.5cm" svg:y="17.6cm">
          <text:p/>
        </draw:rect>
        <draw:frame draw:style-name="gr7" draw:text-style-name="P7" draw:layer="layout" svg:width="1.2cm" svg:height="0.6cm" svg:x="17.6cm" svg:y="1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17.1cm">
          <draw:text-box>
            <text:p text:style-name="P6"><text:span text:style-name="T1">126: Fahrtrom Gleis 2</text:span></text:p>
          </draw:text-box>
        </draw:frame>
        <draw:frame draw:style-name="gr7" draw:text-style-name="P7" draw:layer="layout" svg:width="3.6cm" svg:height="0.4cm" svg:x="10.7cm" svg:y="17.1cm">
          <draw:text-box>
            <text:p text:style-name="P6"><text:span text:style-name="T1">127: Fahrtrom Gleis 3</text:span></text:p>
          </draw:text-box>
        </draw:frame>
        <draw:frame draw:style-name="gr7" draw:text-style-name="P7" draw:layer="layout" svg:width="0.8cm" svg:height="0.6cm" svg:x="13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3cm" svg:height="0.4cm" svg:x="2.4cm" svg:y="1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2.6cm" svg:y="1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2.4cm" svg:y="1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3cm" svg:height="0.4cm" svg:x="11.4cm" svg:y="19.8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11.6cm" svg:y="19.2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3cm" svg:height="0.4cm" svg:x="11.4cm" svg:y="18.65cm">
          <draw:text-box>
            <text:p text:style-name="P6"><text:span text:style-name="T1">Hand-A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rl Hartinger</meta:initial-creator>
    <meta:creation-date>2010-03-21T17:16:45.57</meta:creation-date>
    <dc:date>2025-01-30T18:27:25.688000000</dc:date>
    <meta:editing-duration>P5DT8H6M54S</meta:editing-duration>
    <meta:editing-cycles>367</meta:editing-cycles>
    <meta:generator>LibreOffice/24.8.4.2$Windows_X86_64 LibreOffice_project/bb3cfa12c7b1bf994ecc5649a80400d06cd71002</meta:generator>
    <meta:print-date>2025-01-30T17:21:35.626000000</meta:print-date>
    <meta:document-statistic meta:object-count="177"/>
  </office:meta>
</office:document-meta>
</file>